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Tahoma, Helvetica, FreeSans, sans-serif"/>
    <style:font-face style:name="Times New Roman" svg:font-family="'Times New Roman'"/>
    <style:font-face style:name="courier" svg:font-family="courier"/>
    <style:font-face style:name="verdana" svg:font-family="verdana, helvetic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</style:style>
    <style:style style:name="P2" style:family="paragraph" style:parent-style-name="Text_20_body" style:list-style-name="L3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courier" fo:font-size="9pt" fo:letter-spacing="normal" fo:font-style="normal" fo:font-weight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courier" fo:font-size="9pt" fo:letter-spacing="normal" fo:font-style="normal" fo:font-weight="normal"/>
    </style:style>
    <style:style style:name="P5" style:family="paragraph" style:parent-style-name="Text_20_body" style:list-style-name="L3">
      <style:paragraph-properties fo:text-align="start" style:justify-single-word="false"/>
      <style:text-properties fo:font-variant="normal" fo:text-transform="none" fo:color="#000000" style:font-name="courier" fo:font-size="9pt" fo:letter-spacing="normal" fo:font-style="normal" fo:font-weight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cccccc" style:font-name="Arial" fo:font-size="9.75pt" fo:letter-spacing="normal" fo:font-style="normal" fo:font-weight="normal"/>
    </style:style>
    <style:style style:name="P7" style:family="paragraph" style:parent-style-name="Text_20_body" style:list-style-name="L4"/>
    <style:style style:name="T1" style:family="text">
      <style:text-properties fo:font-weight="normal"/>
    </style:style>
    <style:style style:name="T2" style:family="text">
      <style:text-properties fo:font-style="normal"/>
    </style:style>
    <style:style style:name="T3" style:family="text">
      <style:text-properties style:font-name="courier"/>
    </style:style>
    <style:style style:name="T4" style:family="text">
      <style:text-properties fo:font-size="9pt"/>
    </style:style>
    <style:style style:name="T5" style:family="text">
      <style:text-properties fo:color="#000000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fo:color="#000000" style:font-name="courier" fo:font-size="9pt" fo:letter-spacing="normal" fo:font-style="normal" fo:font-weight="normal"/>
    </style:style>
    <style:style style:name="T8" style:family="text">
      <style:text-properties fo:font-variant="normal" fo:text-transform="none" fo:color="#cccccc" style:font-name="Arial" fo:font-size="9.75pt" fo:letter-spacing="normal" fo:font-style="normal" fo:font-weight="normal"/>
    </style:style>
    <style:style style:name="T9" style:family="text">
      <style:text-properties fo:font-variant="normal" fo:text-transform="none" fo:color="#dd7700" style:text-line-through-style="none" style:font-name="Arial" fo:font-size="9.75pt" fo:letter-spacing="normal" fo:font-style="normal" style:text-underline-style="none" fo:font-weight="normal" style:text-blinking="false"/>
    </style:style>
    <style:style style:name="T10" style:family="text">
      <style:text-properties fo:letter-spacing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ux Installation af LAMP stak</text:h>
      <text:list xml:id="list1527563926" text:style-name="L1">
        <text:list-item>
          <text:p text:style-name="P1">Se <text:a xlink:type="simple" xlink:href="http://www.apachefriends.org/en/xampp-linux.html">http://www.apachefriends.org/en/xampp-linux.html</text:a></text:p>
        </text:list-item>
        <text:list-item>
          <text:p text:style-name="P4">/opt/lampp/lampp start</text:p>
        </text:list-item>
        <text:list-item>
          <text:p text:style-name="P4">Start webbrowser. Gå til <text:a xlink:type="simple" xlink:href="http://localhost/">http://localhost</text:a></text:p>
        </text:list-item>
        <text:list-item>
          <text:p text:style-name="P4">sudo ln -s /home/dam/projects/iftek/blog/application/ blog</text:p>
        </text:list-item>
      </text:list>
      <text:p text:style-name="P3"/>
      <text:p text:style-name="P3">Installation af hjælpeværktøjer:</text:p>
      <text:list xml:id="list1155690660" text:style-name="L3">
        <text:list-item>
          <text:p text:style-name="P5">Installer Firefox</text:p>
        </text:list-item>
        <text:list-item>
          <text:p text:style-name="P2"><text:span text:style-name="T7">Intaller Firebug: I Firefox gå til </text:span><text:a xlink:type="simple" xlink:href="https://addons.mozilla.org/en-US/firefox/addon/firebug/"><text:span text:style-name="T9">https://addons.mozilla.org/en-US/firefox/addon/firebug/</text:span></text:a></text:p>
        </text:list-item>
        <text:list-item>
          <text:p text:style-name="P2"><text:span text:style-name="T7"/></text:p>
        </text:list-item>
      </text:list>
      <text:p text:style-name="Standard"/>
      <text:p text:style-name="Standard">Tjek applikationen ud</text:p>
      <text:p text:style-name="Standard"/>
      <text:h text:style-name="Heading_20_2" text:outline-level="2">Init af db'en</text:h>
      <text:list xml:id="list40089838" text:style-name="L4">
        <text:list-item>
          <text:p text:style-name="P7">Gå til: <text:a xlink:type="simple" xlink:href="http://localhost/phpmyadmin">http://localhost/phpmyadmin</text:a></text:p>
        </text:list-item>
        <text:list-item>
          <text:p text:style-name="P7">Under databases fanebladet, indtast “blog” under “create new database”. Tryk opret.</text:p>
        </text:list-item>
        <text:list-item>
          <text:p text:style-name="P7">Gå til SQL fanebladet</text:p>
        </text:list-item>
        <text:list-item>
          <text:p text:style-name="P7">Copy paste indholdet af blog.sql. Tryk “GO”</text:p>
        </text:list-item>
      </text:list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Tahoma, Helvetica, FreeSans, sans-serif"/>
    <style:font-face style:name="Times New Roman" svg:font-family="'Times New Roman'"/>
    <style:font-face style:name="courier" svg:font-family="courier"/>
    <style:font-face style:name="verdana" svg:font-family="verdana, helvetic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ob </meta:initial-creator>
    <meta:creation-date>2011-07-31T11:39:05</meta:creation-date>
    <meta:document-statistic meta:table-count="0" meta:image-count="0" meta:object-count="0" meta:page-count="1" meta:paragraph-count="14" meta:word-count="75" meta:character-count="578"/>
    <dc:date>2011-07-31T20:55:17</dc:date>
    <dc:creator>Jakob </dc:creator>
    <meta:editing-duration>PT02H45M20S</meta:editing-duration>
    <meta:editing-cycles>1</meta:editing-cycles>
    <meta:generator>OpenOffice.org/3.2$Linux OpenOffice.org_project/320m12$Build-9483</meta:generator>
  </office:meta>
</office:document-meta>
</file>